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4cm"/>
    </style:style>
    <style:style style:name="pr1" style:family="presentation" style:parent-style-name="lyt-cool-title" style:list-style-name="L6">
      <style:graphic-properties draw:fill-color="#ffffff" draw:auto-grow-height="true" fo:min-height="3.507cm"/>
    </style:style>
    <style:style style:name="pr2" style:family="presentation" style:parent-style-name="lyt-cool-subtitle">
      <style:graphic-properties draw:fill-color="#ffffff" draw:auto-grow-height="true" fo:min-height="8.662cm"/>
    </style:style>
    <style:style style:name="pr3" style:family="presentation" style:parent-style-name="lyt-cool-notes" style:list-style-name="L7">
      <style:graphic-properties draw:fill-color="#ffffff" draw:auto-grow-height="true" fo:min-height="11.41cm"/>
    </style:style>
    <style:style style:name="pr4" style:family="presentation" style:parent-style-name="lyt-cool-title">
      <style:graphic-properties draw:fill-color="#ffffff" draw:auto-grow-height="true" fo:min-height="3.507cm"/>
    </style:style>
    <style:style style:name="pr5" style:family="presentation" style:parent-style-name="lyt-cool-outline1">
      <style:graphic-properties draw:fill-color="#ffffff" fo:min-height="12.979cm"/>
    </style:style>
    <style:style style:name="pr6" style:family="presentation" style:parent-style-name="lyt-cool-notes">
      <style:graphic-properties draw:fill-color="#ffffff" fo:min-height="11.159cm"/>
    </style:style>
    <style:style style:name="P1" style:family="paragraph">
      <style:paragraph-properties fo:margin-left="1cm" fo:margin-right="0cm" fo:text-indent="-1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72pt"/>
    </style:style>
    <style:style style:name="P4" style:family="paragraph">
      <style:text-properties fo:font-family="Albany" style:font-family-generic="swiss" fo:font-size="32pt" style:font-size-asian="32pt" style:font-size-complex="3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text-align="center"/>
    </style:style>
    <style:style style:name="P8" style:family="paragraph">
      <style:text-properties fo:font-size="16pt" fo:font-weight="bold" style:font-weight-asian="bold" style:font-weight-complex="bold"/>
    </style:style>
    <style:style style:name="P9" style:family="paragraph">
      <style:text-properties fo:font-family="Albany" style:font-family-generic="swiss" fo:font-size="26pt" style:font-size-asian="26pt" style:font-size-complex="26pt"/>
    </style:style>
    <style:style style:name="T1" style:family="text">
      <style:text-properties fo:font-size="54pt" fo:language="ca" fo:country="ES" style:font-size-asian="54pt" style:font-size-complex="54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language="ca" fo:country="ES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size="54pt"/>
    </style:style>
    <style:style style:name="T6" style:family="text">
      <style:text-properties fo:font-family="Albany" style:font-family-generic="swiss" fo:font-size="32pt" style:font-size-asian="32pt" style:font-size-complex="32pt"/>
    </style:style>
    <style:style style:name="T7" style:family="text">
      <style:text-properties fo:font-family="Albany" style:font-family-generic="swiss" fo:font-size="32pt" fo:language="ca" fo:country="ES" style:font-size-asian="32pt" style:font-size-complex="32pt"/>
    </style:style>
    <style:style style:name="T8" style:family="text">
      <style:text-properties fo:font-family="Albany" style:font-family-generic="swiss" fo:font-size="26pt" style:font-size-asian="26pt" style:font-size-complex="26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16pt" fo:font-weight="bold" style:font-weight-asian="bold" style:font-weight-complex="bold"/>
    </style:style>
    <style:style style:name="T14" style:family="text">
      <style:text-properties fo:font-family="Albany" style:font-family-generic="swiss" fo:font-size="26pt" fo:font-style="normal" style:font-size-asian="26pt" style:font-style-asian="normal" style:font-size-complex="26pt" style:font-style-complex="normal"/>
    </style:style>
    <style:style style:name="T15" style:family="text">
      <style:text-properties fo:font-family="Albany" style:font-family-generic="swiss" fo:font-size="26pt" fo:font-style="normal" style:text-underline-style="solid" style:text-underline-width="auto" style:text-underline-color="font-color" style:font-size-asian="26pt" style:font-style-asian="normal" style:font-size-complex="26pt" style:font-style-complex="normal"/>
    </style:style>
    <style:style style:name="T16" style:family="text">
      <style:text-properties fo:font-size="22pt" style:text-underline-style="solid" style:text-underline-width="auto" style:text-underline-color="font-color" style:font-size-asian="22pt" style:font-size-complex="22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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1cm" svg:height="3.862cm" svg:x="2.058cm" svg:y="1.366cm" presentation:class="title" presentation:user-transformed="true">
          <draw:text-box>
            <text:p text:style-name="P1"><text:span text:style-name="T1">Aplicacions </text:span><text:span text:style-name="T2">Estadístiques </text:span><text:span text:style-name="T3">Enginyeria</text:span> <text:span text:style-name="T3">Edificació</text:span></text:p>
          </draw:text-box>
        </draw:frame>
        <draw:frame presentation:style-name="pr2" draw:text-style-name="P3" draw:layer="layout" svg:width="23.911cm" svg:height="8.662cm" svg:x="2.058cm" svg:y="6.338cm" presentation:class="subtitle" presentation:user-transformed="true">
          <draw:text-box>
            <text:p text:style-name="P2"><text:span text:style-name="T4">PRESENTACIÓ</text:span></text:p>
            <text:p text:style-name="P2"><text:span text:style-name="T5"/></text:p>
          </draw:text-box>
        </draw:frame>
        <draw:frame draw:style-name="gr1" draw:text-style-name="P4" draw:layer="layout" svg:width="19.5cm" svg:height="4.833cm" svg:x="3cm" svg:y="13.383cm">
          <draw:text-box>
            <text:list text:style-name="L3">
              <text:list-item>
                <text:p><text:span text:style-name="T6"><text:s/></text:span><text:span text:style-name="T7">Professor: </text:span><text:span text:style-name="T6">José Luis Lisani</text:span></text:p>
                <text:p><text:span text:style-name="T6"><text:s/></text:span><text:span text:style-name="T8">Contacte: </text:span><text:span text:style-name="T8"><text:a xlink:href="mailto:joseluis.lisani@uib.es">joseluis.lisani@uib.es</text:a></text:span></text:p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4" draw:text-style-name="P5" draw:layer="layout" svg:width="23.911cm" svg:height="3.507cm" svg:x="2.058cm" svg:y="1.543cm" presentation:class="title">
          <draw:text-box>
            <text:p text:style-name="P5">Presentació assignatura</text:p>
          </draw:text-box>
        </draw:frame>
        <draw:frame presentation:style-name="pr5" draw:text-style-name="P6" draw:layer="layout" svg:width="26.5cm" svg:height="12.979cm" svg:x="1.5cm" svg:y="5.838cm" presentation:class="outline" presentation:user-transformed="true">
          <draw:text-box>
            <text:list text:style-name="L4">
              <text:list-item>
                <text:p><text:span text:style-name="T8"><text:s/></text:span><text:span text:style-name="T6">Horari classes: </text:span></text:p>
                <text:list>
                  <text:list-item>
                    <text:list>
                      <text:list-item>
                        <text:p><text:span text:style-name="T6"><text:s/></text:span><text:span text:style-name="T8">dilluns </text:span><text:span text:style-name="T8"><text:tab/></text:span><text:span text:style-name="T8"><text:tab/></text:span><text:span text:style-name="T8"> <text:s/>8h30-10h30</text:span></text:p>
                      </text:list-item>
                      <text:list-item>
                        <text:p><text:span text:style-name="T8"><text:s/></text:span><text:span text:style-name="T8">dimecres </text:span><text:span text:style-name="T8"><text:tab/></text:span><text:span text:style-name="T8"><text:tab/></text:span><text:span text:style-name="T8">10h30-11h30</text:span></text:p>
                      </text:list-item>
                      <text:list-item>
                        <text:p><text:span text:style-name="T8"><text:s/></text:span><text:span text:style-name="T8">divendres </text:span><text:span text:style-name="T8"><text:tab/></text:span><text:span text:style-name="T8">10h30-11h30</text:span></text:p>
                        <text:p><text:span text:style-name="T8"/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6">Informació assignatura: </text:span></text:p>
              </text:list-item>
            </text:list>
            <text:list text:style-name="L5">
              <text:list-item>
                <text:list>
                  <text:list-item>
                    <text:p><text:span text:style-name="T8">campus extens (apunts, llistes problemes, anuncis)</text:span><text:span text:style-name="T8"><text:tab/></text:span></text:p>
                  </text:list-item>
                  <text:list-item>
                    <text:p><text:span text:style-name="T8">UIB digital (guia docent, cronogram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text-style-name="P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4" draw:text-style-name="P5" draw:layer="layout" svg:width="23.911cm" svg:height="3.507cm" svg:x="2.058cm" svg:y="1.543cm" presentation:class="title">
          <draw:text-box>
            <text:p text:style-name="P5">Presentació assignatura</text:p>
          </draw:text-box>
        </draw:frame>
        <draw:frame presentation:style-name="pr5" draw:text-style-name="P6" draw:layer="layout" svg:width="24.5cm" svg:height="15.138cm" svg:x="1.5cm" svg:y="5.438cm" presentation:class="outline" presentation:user-transformed="true">
          <draw:text-box>
            <text:list text:style-name="L4">
              <text:list-item>
                <text:p text:style-name="P5">Estadística: </text:p>
                <text:p text:style-name="P5"/>
              </text:list-item>
              <text:list-item>
                <text:p text:style-name="P5">Organització assignatura:</text:p>
                <text:p text:style-name="P5"><text:span text:style-name="T9"/></text:p>
                <text:list>
                  <text:list-item>
                    <text:p text:style-name="P5"><text:span text:style-name="T10">Tema 1, 2</text:span></text:p>
                    <text:p text:style-name="P5"><text:span text:style-name="T10"/></text:p>
                  </text:list-item>
                  <text:list-item>
                    <text:p text:style-name="P5"><text:span text:style-name="T10">Tema 3, 4, 5</text:span></text:p>
                    <text:p text:style-name="P5"><text:span text:style-name="T10"/></text:p>
                  </text:list-item>
                  <text:list-item>
                    <text:p text:style-name="P5"><text:span text:style-name="T10">Tema 6, 7</text:span></text:p>
                  </text:list-item>
                </text:list>
                <text:p text:style-name="P5"><text:span text:style-name="T10"/></text:p>
              </text:list-item>
              <text:list-item>
                <text:p text:style-name="P5"><text:span text:style-name="T11">Bibliografia</text:span><text:span text:style-name="T10">: </text:span><text:span text:style-name="T12">material a campus extens</text:span></text:p>
              </text:list-item>
            </text:list>
          </draw:text-box>
        </draw:frame>
        <draw:custom-shape draw:style-name="gr3" draw:text-style-name="P7" draw:layer="layout" svg:width="0.5cm" svg:height="1.5cm" svg:x="9.1cm" svg:y="11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7" draw:layer="layout" svg:width="0.5cm" svg:height="1.5cm" svg:x="9cm" svg:y="16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5" draw:layer="layout" svg:width="4.3cm" svg:height="1.675cm" svg:x="10.3cm" svg:y="11.4cm">
          <draw:text-box>
            <text:p text:style-name="P5">Organització i descripció</text:p>
          </draw:text-box>
        </draw:frame>
        <draw:frame draw:style-name="gr1" draw:text-style-name="P5" draw:layer="layout" svg:width="4.3cm" svg:height="0.963cm" svg:x="10.2cm" svg:y="16.501cm">
          <draw:text-box>
            <text:p text:style-name="P5">Interpretació</text:p>
          </draw:text-box>
        </draw:frame>
        <draw:frame draw:style-name="gr4" draw:text-style-name="P8" draw:layer="layout" svg:width="6.653cm" svg:height="0.899cm" svg:x="15.7cm" svg:y="11.725cm">
          <draw:text-box>
            <text:p text:style-name="P5"><text:span text:style-name="T13">Estadística Descriptiva</text:span></text:p>
          </draw:text-box>
        </draw:frame>
        <draw:custom-shape draw:style-name="gr5" draw:text-style-name="P7" draw:layer="layout" svg:width="0.5cm" svg:height="1.5cm" svg:x="15.5cm" svg:y="11.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7" draw:layer="layout" svg:width="0.5cm" svg:height="1.5cm" svg:x="21.9cm" svg:y="11.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5" draw:text-style-name="P7" draw:layer="layout" svg:width="0.5cm" svg:height="1.5cm" svg:x="15.4cm" svg:y="16.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7" draw:layer="layout" svg:width="0.5cm" svg:height="1.5cm" svg:x="22cm" svg:y="16.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4" draw:text-style-name="P8" draw:layer="layout" svg:width="6.446cm" svg:height="0.899cm" svg:x="15.701cm" svg:y="16.626cm">
          <draw:text-box>
            <text:p text:style-name="P5"><text:span text:style-name="T13">Estadística Inferencial</text:span></text:p>
          </draw:text-box>
        </draw:frame>
        <draw:custom-shape draw:style-name="gr3" draw:text-style-name="P7" draw:layer="layout" svg:width="0.5cm" svg:height="1.5cm" svg:x="9.1cm" svg:y="13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5" draw:layer="layout" svg:width="4.7cm" svg:height="1.675cm" svg:x="10.3cm" svg:y="13.601cm">
          <draw:text-box>
            <text:p text:style-name="P5">Fonaments de probabilitat</text:p>
          </draw:text-box>
        </draw:frame>
        <draw:frame draw:style-name="gr6" draw:text-style-name="P9" draw:layer="layout" svg:width="17.6cm" svg:height="2.301cm" svg:x="9.6cm" svg:y="6.1cm">
          <draw:text-box>
            <text:p><text:span text:style-name="T14">ciència per a la </text:span><text:span text:style-name="T15">descripció</text:span><text:span text:style-name="T14">, </text:span><text:span text:style-name="T15">organització</text:span><text:span text:style-name="T14"> i </text:span><text:span text:style-name="T15">interpretació</text:span><text:span text:style-name="T14"> de dades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6" draw:text-style-name="P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4" draw:text-style-name="P5" draw:layer="layout" svg:width="23.911cm" svg:height="3.507cm" svg:x="2.058cm" svg:y="1.543cm" presentation:class="title">
          <draw:text-box>
            <text:p text:style-name="P5">Presentació assignatura</text:p>
          </draw:text-box>
        </draw:frame>
        <draw:frame presentation:style-name="pr5" draw:text-style-name="P6" draw:layer="layout" svg:width="24.5cm" svg:height="12.979cm" svg:x="1.5cm" svg:y="5.838cm" presentation:class="outline" presentation:user-transformed="true">
          <draw:text-box>
            <text:list text:style-name="L4">
              <text:list-header>
                <text:p text:style-name="P5"><text:span text:style-name="T10"/></text:p>
              </text:list-header>
              <text:list-item>
                <text:p text:style-name="P5">Avaluació <text:span text:style-name="T12">(variable segons itinerari)</text:span>: </text:p>
                <text:list>
                  <text:list-item>
                    <text:p text:style-name="P5"><text:span text:style-name="T10">Controls periòdics (24%BC)</text:span></text:p>
                  </text:list-item>
                  <text:list-item>
                    <text:p text:style-name="P5"><text:span text:style-name="T10">Entrega exercicis (20%AC)</text:span></text:p>
                  </text:list-item>
                  <text:list-item>
                    <text:p text:style-name="P5"><text:span text:style-name="T10">Pràctiques amb ordinador (10%)</text:span></text:p>
                  </text:list-item>
                  <text:list-item>
                    <text:p text:style-name="P5"><text:span text:style-name="T10">Examen final (40%C, 60%B, 70%A)</text:span></text:p>
                    <text:p text:style-name="P5"><text:span text:style-name="T10"/></text:p>
                  </text:list-item>
                  <text:list-item>
                    <text:p text:style-name="P5"><text:span text:style-name="T10">A cada alumne se li posarà la nota </text:span><text:span text:style-name="T16">més favorable</text:span><text:span text:style-name="T10"> dels 3 itinerar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6" draw:text-style-name="P5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4</text:page-number></text:span></text:p>
        </draw:text-box>
      </draw:frame>
    </style:handout-master>
    <style:master-page style:name="lyt-cool" style:page-layout-name="PM1" draw:style-name="Mdp1"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meta:creation-date>2008-02-22T09:40:46</meta:creation-date>
    <dc:date>2010-02-01T12:45:56.59</dc:date>
    <dc:language>es-ES</dc:language>
    <meta:editing-cycles>48</meta:editing-cycles>
    <meta:editing-duration>PT19H01M10S</meta:editing-duration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